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solid" draw:fill-color="#cccccc" draw:auto-grow-height="true" draw:auto-grow-width="false" fo:max-height="0cm" fo:min-height="2.533cm"/>
    </style:style>
    <style:style style:name="gr2" style:family="graphic" style:parent-style-name="standard">
      <style:graphic-properties draw:stroke="solid" svg:stroke-color="#000000" draw:fill="solid" draw:fill-color="#cccccc" draw:auto-grow-height="true" draw:auto-grow-width="false" fo:max-height="0cm" fo:min-height="1.771cm"/>
    </style:style>
    <style:style style:name="gr3" style:family="graphic" style:parent-style-name="standard">
      <style:graphic-properties draw:stroke="solid" svg:stroke-color="#000000" draw:fill="solid" draw:fill-color="#cccccc" draw:auto-grow-height="true" draw:auto-grow-width="false" fo:max-height="0cm" fo:min-height="1.978cm"/>
    </style:style>
    <style:style style:name="gr4" style:family="graphic" style:parent-style-name="standard">
      <style:graphic-properties svg:stroke-color="#000000" draw:fill-color="#b2b2b2" draw:textarea-horizontal-align="justify" draw:textarea-vertical-align="middle" draw:auto-grow-height="false" fo:min-height="2.057cm" fo:min-width="3.151cm" fo:wrap-option="no-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475cm"/>
    </style:style>
    <style:style style:name="gr8" style:family="graphic" style:parent-style-name="standard">
      <style:graphic-properties draw:stroke="solid" svg:stroke-color="#000000" draw:fill="solid" draw:fill-color="#cccccc" draw:auto-grow-height="true" draw:auto-grow-width="false" fo:max-height="0cm" fo:min-height="1.111cm"/>
    </style:style>
    <style:style style:name="gr9" style:family="graphic" style:parent-style-name="standard">
      <style:graphic-properties draw:stroke="none" svg:stroke-color="#000000" draw:fill="none" draw:fill-color="#ffffff" draw:auto-grow-height="true" draw:auto-grow-width="false" fo:max-height="0cm" fo:min-height="0.949cm"/>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solid" draw:fill-color="#cccccc"/>
      <style:text-properties fo:font-weight="bold" style:font-weight-asian="bold" style:font-weight-complex="bold"/>
    </style:style>
    <style:style style:name="P2" style:family="paragraph">
      <style:paragraph-properties fo:text-align="center"/>
    </style:style>
    <style:style style:name="P3" style:family="paragraph">
      <loext:graphic-properties draw:fill-color="#b2b2b2"/>
      <style:paragraph-properties fo:text-align="center"/>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font-size="12pt" style:font-size-asian="12pt" style:font-size-complex="12pt"/>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2pt" style:font-size-asian="12pt" style:font-size-complex="12pt"/>
    </style:style>
    <style:style style:name="T5"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9.398cm" svg:height="3.338cm" svg:x="7.112cm" svg:y="6.35cm">
          <draw:text-box>
            <text:p><text:span text:style-name="T1">Main </text:span><text:span text:style-name="T1">Loop</text:span></text:p>
            <text:p><text:span text:style-name="T2">-</text:span><text:span text:style-name="T3"> Master </text:span><text:span text:style-name="T3">Thread</text:span></text:p>
            <text:p><text:span text:style-name="T3">- Frame </text:span><text:span text:style-name="T3">to Angle </text:span><text:span text:style-name="T3">calculatio</text:span><text:span text:style-name="T3">ns</text:span></text:p>
            <text:p><text:span text:style-name="T3">- Angle to </text:span><text:span text:style-name="T3">Velocity, </text:span><text:span text:style-name="T3">Tilt, Drift</text:span></text:p>
            <text:p><text:span text:style-name="T3">- Handles </text:span><text:span text:style-name="T3">local user </text:span><text:span text:style-name="T3">control</text:span></text:p>
          </draw:text-box>
        </draw:frame>
        <draw:frame draw:style-name="gr2" draw:text-style-name="P1" draw:layer="layout" svg:width="9.398cm" svg:height="2.021cm" svg:x="2.032cm" svg:y="11.695cm">
          <draw:text-box>
            <text:p><text:span text:style-name="T1">Graphing</text:span></text:p>
            <text:p><text:span text:style-name="T2">-</text:span><text:span text:style-name="T3"> Displays raw frames and tilt output</text:span></text:p>
          </draw:text-box>
        </draw:frame>
        <draw:frame draw:style-name="gr1" draw:text-style-name="P1" draw:layer="layout" svg:width="9.398cm" svg:height="2.783cm" svg:x="7.112cm" svg:y="1.281cm">
          <draw:text-box>
            <text:p><text:span text:style-name="T1">Camera</text:span></text:p>
            <text:p><text:span text:style-name="T2">-</text:span><text:span text:style-name="T3"> Configures camera</text:span></text:p>
            <text:p><text:span text:style-name="T3">- Continuously records frames</text:span></text:p>
            <text:p><text:span text:style-name="T3">- Kills camera operations when exiting</text:span></text:p>
          </draw:text-box>
        </draw:frame>
        <draw:frame draw:style-name="gr3" draw:text-style-name="P1" draw:layer="layout" svg:width="9.398cm" svg:height="2.228cm" svg:x="13.716cm" svg:y="12.192cm">
          <draw:text-box>
            <text:p><text:span text:style-name="T1">Data Writing</text:span></text:p>
            <text:p><text:span text:style-name="T2">-</text:span><text:span text:style-name="T3"> Saves main, reference, and difference signals to local disk</text:span></text:p>
          </draw:text-box>
        </draw:frame>
        <draw:custom-shape draw:style-name="gr4" draw:text-style-name="P3" draw:layer="layout" svg:width="5.588cm" svg:height="3.556cm" svg:x="20.117cm" svg:y="6.096cm">
          <text:p text:style-name="P2"><text:span text:style-name="T1">TwinC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4" draw:layer="layout" svg:x1="16.561cm" svg:y1="7.62cm" svg:x2="20.117cm" svg:y2="7.62cm">
          <text:p text:style-name="P2"/>
          <text:p text:style-name="P2"><text:span text:style-name="T4">Signals</text:span></text:p>
        </draw:line>
        <draw:line draw:style-name="gr6" draw:text-style-name="P5" draw:layer="layout" svg:x1="10.922cm" svg:y1="4.064cm" svg:x2="10.922cm" svg:y2="6.096cm">
          <text:p/>
        </draw:line>
        <draw:frame draw:style-name="gr7" draw:text-style-name="P6" draw:layer="layout" svg:width="2.794cm" svg:height="0.725cm" svg:x="10.922cm" svg:y="4.572cm">
          <draw:text-box>
            <text:p><text:span text:style-name="T4">Frames</text:span></text:p>
          </draw:text-box>
        </draw:frame>
        <draw:frame draw:style-name="gr8" draw:text-style-name="P1" draw:layer="layout" svg:width="4.318cm" svg:height="1.361cm" svg:x="0.508cm" svg:y="6.005cm">
          <draw:text-box>
            <text:p><text:span text:style-name="T5">Configuration File</text:span></text:p>
          </draw:text-box>
        </draw:frame>
        <draw:line draw:style-name="gr6" draw:text-style-name="P4" draw:layer="layout" svg:x1="4.826cm" svg:y1="6.858cm" svg:x2="7.112cm" svg:y2="6.858cm">
          <text:p/>
        </draw:line>
        <draw:frame draw:style-name="gr7" draw:text-style-name="P6" draw:layer="layout" svg:width="2.794cm" svg:height="0.725cm" svg:x="5.08cm" svg:y="6.858cm">
          <draw:text-box>
            <text:p><text:span text:style-name="T4">Settings</text:span></text:p>
          </draw:text-box>
        </draw:frame>
        <draw:line draw:style-name="gr6" draw:text-style-name="P4" draw:layer="layout" svg:x1="9.906cm" svg:y1="9.688cm" svg:x2="9.906cm" svg:y2="11.695cm">
          <text:p/>
        </draw:line>
        <draw:frame draw:style-name="gr9" draw:text-style-name="P6" draw:layer="layout" svg:width="2.794cm" svg:height="1.199cm" svg:x="7.874cm" svg:y="9.906cm">
          <draw:text-box>
            <text:p><text:span text:style-name="T4">Data for plotting</text:span></text:p>
          </draw:text-box>
        </draw:frame>
        <draw:line draw:style-name="gr6" draw:text-style-name="P4" draw:layer="layout" svg:x1="14.224cm" svg:y1="9.688cm" svg:x2="14.224cm" svg:y2="11.938cm">
          <text:p/>
        </draw:line>
        <draw:frame draw:style-name="gr9" draw:text-style-name="P6" draw:layer="layout" svg:width="2.794cm" svg:height="1.199cm" svg:x="14.224cm" svg:y="9.977cm">
          <draw:text-box>
            <text:p><text:span text:style-name="T4">Data for writing</text:span></text:p>
          </draw:text-box>
        </draw:frame>
        <presentation:notes draw:style-name="dp2">
          <draw:page-thumbnail draw:style-name="gr10"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2T14:30:24.078885570</meta:creation-date>
    <dc:date>2019-02-22T15:17:23.416474935</dc:date>
    <meta:editing-duration>PT7M41S</meta:editing-duration>
    <meta:editing-cycles>2</meta:editing-cycles>
    <meta:generator>LibreOffice/5.2.7.2$Linux_X86_64 LibreOffice_project/20m0$Build-2</meta:generator>
    <meta:document-statistic meta:object-count="38"/>
  </office:meta>
</office:document-meta>
</file>